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E000003D82803FF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4.384cm" draw:z-index="0"><draw:image xlink:href="Pictures/10000000000002AE000003D82803FF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1:13:42.469984785</meta:creation-date>
    <dc:date>2015-03-11T11:14:34.437087250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